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a79" officeooo:paragraph-rsid="001b8a79"/>
    </style:style>
    <style:style style:name="P2" style:family="paragraph" style:parent-style-name="Standard" style:list-style-name="L1">
      <style:text-properties officeooo:rsid="001b8a79" officeooo:paragraph-rsid="001b8a79"/>
    </style:style>
    <style:style style:name="P3" style:family="paragraph" style:parent-style-name="Standard" style:list-style-name="L3">
      <style:text-properties officeooo:rsid="001b8a79" officeooo:paragraph-rsid="001b8a79"/>
    </style:style>
    <style:style style:name="P4" style:family="paragraph" style:parent-style-name="Standard" style:list-style-name="L2">
      <style:text-properties officeooo:rsid="001d53b5" officeooo:paragraph-rsid="001d53b5"/>
    </style:style>
    <style:style style:name="P5" style:family="paragraph" style:parent-style-name="Standard" style:list-style-name="L2">
      <style:text-properties officeooo:rsid="001e7d4e" officeooo:paragraph-rsid="001e7d4e"/>
    </style:style>
    <style:style style:name="P6" style:family="paragraph" style:parent-style-name="Standard" style:list-style-name="L3">
      <style:text-properties officeooo:rsid="001e7d4e" officeooo:paragraph-rsid="001e7d4e"/>
    </style:style>
    <style:style style:name="P7" style:family="paragraph" style:parent-style-name="Standard" style:list-style-name="L3">
      <style:text-properties officeooo:rsid="002118a5" officeooo:paragraph-rsid="002118a5"/>
    </style:style>
    <style:style style:name="P8" style:family="paragraph" style:parent-style-name="Standard" style:list-style-name="L2">
      <style:text-properties officeooo:rsid="002118a5" officeooo:paragraph-rsid="002118a5"/>
    </style:style>
    <style:style style:name="T1" style:family="text">
      <style:text-properties officeooo:rsid="001e7d4e"/>
    </style:style>
    <style:style style:name="T2" style:family="text">
      <style:text-properties style:font-name="Liberation Serif1" officeooo:rsid="001e7d4e"/>
    </style:style>
    <style:style style:name="T3" style:family="text">
      <style:text-properties officeooo:rsid="001f67bf"/>
    </style:style>
    <style:style style:name="T4" style:family="text">
      <style:text-properties officeooo:rsid="00202c11"/>
    </style:style>
    <style:style style:name="T5" style:family="text">
      <style:text-properties officeooo:rsid="002118a5"/>
    </style:style>
    <style:style style:name="T6" style:family="text">
      <style:text-properties officeooo:rsid="0021b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s p. 104-105</text:p>
      <text:p text:style-name="P1"/>
      <text:p text:style-name="P1">Lazos con MH</text:p>
      <text:p text:style-name="P1"/>
      <text:list xml:id="list9159032126386975203" text:style-name="L1">
        <text:list-item>
          <text:p text:style-name="P2">Doc 1 + 3 : martillos</text:p>
          <text:list>
            <text:list-header>
              <text:p text:style-name="P2">→ héroes </text:p>
            </text:list-header>
          </text:list>
        </text:list-item>
        <text:list-item>
          <text:p text:style-name="P2">Doc 2 : Franco se presentó como un salvador </text:p>
          <text:list>
            <text:list-header>
              <text:p text:style-name="P2">//</text:p>
              <text:p text:style-name="P2">Héroe y antihéroe </text:p>
            </text:list-header>
          </text:list>
        </text:list-item>
      </text:list>
      <text:p text:style-name="P1"/>
      <text:p text:style-name="P1"/>
      <text:p text:style-name="P1"/>
      <text:p text:style-name="P1">Doc C p. 111 </text:p>
      <text:p text:style-name="P1"/>
      <text:p text:style-name="P1">El 11 de septiembre </text:p>
      <text:p text:style-name="P1"/>
      <text:list xml:id="list468306955016587058" text:style-name="L2">
        <text:list-item>
          <text:p text:style-name="P4">El narrador tendrá <text:tab/><text:span text:style-name="T3">| entre</text:span> 11 y 15 años, porque est<text:span text:style-name="T3">aba</text:span> en el colegio <text:span text:style-name="T3">(l.19) </text:span></text:p>
          <text:p text:style-name="P4"><text:s/><text:tab/><text:tab/><text:tab/><text:span text:style-name="T3">| unos 13 años</text:span></text:p>
          <text:p text:style-name="P5"/>
        </text:list-item>
        <text:list-item>
          <text:p text:style-name="P5">El 11 de septiembre de 1973 en Chile ocurrió el golpe <text:span text:style-name="T4">militar, y asesinaron al presidente Allende</text:span>. </text:p>
        </text:list-item>
        <text:list-item>
          <text:p text:style-name="P5"/>
          <text:list>
            <text:list-item>
              <text:p text:style-name="P5">Falso, « vive en Alemania » <text:span text:style-name="T5">(encabezamiento) </text:span></text:p>
            </text:list-item>
            <text:list-item>
              <text:p text:style-name="P5">Falso, « nunca pude todar la guitarra » <text:span text:style-name="T5">(l. 10) </text:span></text:p>
            </text:list-item>
          </text:list>
        </text:list-item>
        <text:list-item>
          <text:p text:style-name="P8">Falso, <text:span text:style-name="T6">el mismo dia de su compleaño, ////// </text:span></text:p>
          <text:p text:style-name="P8"/>
        </text:list-item>
        <text:list-item>
          <text:p text:style-name="P8"/>
        </text:list-item>
      </text:list>
      <text:p text:style-name="P1"/>
      <text:p text:style-name="P1"/>
      <text:p text:style-name="P1">« <text:span text:style-name="T2">¿</text:span><text:span text:style-name="T1">Qué edad tendrá el narrador? »</text:span></text:p>
      <text:p text:style-name="P1">→<text:span text:style-name="T1"> tendrá, question, futur d’hypothèse</text:span></text:p>
      <text:p text:style-name="P1">→<text:span text:style-name="T1"> réponse = hypothèse</text:span></text:p>
      <text:p text:style-name="P1"/>
      <text:p text:style-name="P1"/>
      <text:p text:style-name="P1">Lexique :</text:p>
      <text:list xml:id="list669528530177776361" text:style-name="L3">
        <text:list-item>
          <text:p text:style-name="P3">Las llamas = les flammes </text:p>
        </text:list-item>
        <text:list-item>
          <text:p text:style-name="P6">Ocurrir = avoir lieu </text:p>
        </text:list-item>
        <text:list-item>
          <text:p text:style-name="P6">A menudo = souvent </text:p>
        </text:list-item>
        <text:list-item>
          <text:p text:style-name="P7">El encabezamiento = l’entêt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39:52.822000000</meta:creation-date>
    <dc:date>2019-03-14T15:51:15.232000000</dc:date>
    <meta:editing-duration>PT17M47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5" meta:word-count="147" meta:character-count="702" meta:non-whitespace-character-count="575"/>
  </office:meta>
</office:document-meta>
</file>